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1" svg:font-family="Calibri" style:font-pitch="variable"/>
    <style:font-face style:name="Tibetan Machine Uni" svg:font-family="'Tibetan Machine Uni'"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paragraph-properties fo:margin-left="0cm" fo:margin-right="0cm" style:line-height-at-least="0.353cm" fo:text-align="start" style:justify-single-word="false" fo:text-indent="0cm" style:auto-text-indent="false" style:writing-mode="lr-tb"/>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style:font-size-asian="12pt" style:font-size-complex="12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officeooo:paragraph-rsid="000eabf9" style:font-size-asian="12pt" style:font-size-complex="12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officeooo:rsid="000b0276" officeooo:paragraph-rsid="000b0276" style:font-size-asian="12pt" style:font-size-complex="12pt"/>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officeooo:rsid="000b5ea4" officeooo:paragraph-rsid="000b5ea4" style:font-size-asian="12pt" style:font-size-complex="12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officeooo:rsid="000c51b0" officeooo:paragraph-rsid="000c51b0" style:font-size-asian="12pt" style:font-size-complex="12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officeooo:rsid="000e43e2" officeooo:paragraph-rsid="000e43e2" style:font-size-asian="12pt" style:font-size-complex="12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officeooo:rsid="000eabf9" officeooo:paragraph-rsid="000eabf9" style:font-size-asian="12pt" style:font-size-complex="12pt"/>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style:text-underline-style="solid" style:text-underline-width="auto" style:text-underline-color="font-color" officeooo:paragraph-rsid="000eabf9" style:font-size-asian="12pt" style:font-size-complex="12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style:text-underline-style="solid" style:text-underline-width="auto" style:text-underline-color="font-color" fo:font-weight="normal" officeooo:rsid="000e43e2" officeooo:paragraph-rsid="000eabf9" style:font-size-asian="12pt" style:font-weight-asian="normal" style:font-size-complex="12pt" style:font-weight-complex="normal"/>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fo:font-weight="normal" officeooo:rsid="0016ece3" officeooo:paragraph-rsid="0016ece3" style:font-size-asian="12pt" style:font-weight-asian="normal" style:font-size-complex="12pt" style:font-weight-complex="normal"/>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fo:font-weight="normal" style:font-size-asian="12pt" style:font-weight-asian="normal" style:font-size-complex="12pt" style:font-weight-complex="normal"/>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fo:font-size="12pt" fo:font-weight="bold" officeooo:rsid="0016ece3" officeooo:paragraph-rsid="0016ece3" style:font-size-asian="12pt" style:font-weight-asian="bold" style:font-size-complex="12pt" style:font-weight-complex="bold"/>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officeooo:paragraph-rsid="0016ece3"/>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style:font-name="Tibetan Machine Uni" officeooo:rsid="000b0276" officeooo:paragraph-rsid="000b0276"/>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5983b0" style:font-name="Tibetan Machine Uni" fo:font-size="12pt" style:text-underline-style="none" fo:font-weight="normal" officeooo:rsid="000c51b0" officeooo:paragraph-rsid="000c51b0" style:font-size-asian="12pt" style:font-weight-asian="normal" style:font-size-complex="12pt" style:font-weight-complex="normal"/>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officeooo:rsid="000e43e2" officeooo:paragraph-rsid="000e43e2"/>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Tibetan Machine Uni" fo:font-size="12pt" officeooo:rsid="000e43e2" officeooo:paragraph-rsid="000e43e2" style:font-size-asian="12pt" style:font-size-complex="12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Tibetan Machine Uni" fo:font-size="12pt" style:font-size-asian="12pt" style:font-size-complex="12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style>
    <style:style style:name="P22" style:family="paragraph" style:parent-style-name="Preformatted_20_Text">
      <style:text-properties style:font-name="Tibetan Machine Uni" officeooo:rsid="000b5ea4" officeooo:paragraph-rsid="000b5ea4"/>
    </style:style>
    <style:style style:name="P23" style:family="paragraph" style:parent-style-name="Preformatted_20_Text">
      <style:paragraph-properties fo:margin-top="0cm" fo:margin-bottom="0.499cm" loext:contextual-spacing="false"/>
    </style:style>
    <style:style style:name="P24" style:family="paragraph" style:parent-style-name="Standard">
      <style:text-properties style:font-name="Tibetan Machine Uni" officeooo:rsid="000b0276" officeooo:paragraph-rsid="000b0276"/>
    </style:style>
    <style:style style:name="P25" style:family="paragraph" style:parent-style-name="Standard">
      <style:text-properties style:font-name="Tibetan Machine Uni" fo:font-weight="bold" officeooo:rsid="000b0276" officeooo:paragraph-rsid="000b0276" style:font-weight-asian="bold" style:font-weight-complex="bold"/>
    </style:style>
    <style:style style:name="P26" style:family="paragraph" style:parent-style-name="Standard">
      <style:text-properties officeooo:paragraph-rsid="000b0276"/>
    </style:style>
    <style:style style:name="P27" style:family="paragraph" style:parent-style-name="Standard">
      <style:paragraph-properties fo:margin-left="0cm" fo:margin-right="0cm" style:line-height-at-least="0.353cm" fo:text-align="start" style:justify-single-word="false" fo:text-indent="0cm" style:auto-text-indent="false" style:writing-mode="lr-tb"/>
      <style:text-properties style:font-name="Tibetan Machine Uni" officeooo:rsid="000b0276" officeooo:paragraph-rsid="000b0276"/>
    </style:style>
    <style:style style:name="P28" style:family="paragraph" style:parent-style-name="Standard">
      <style:paragraph-properties fo:margin-left="0cm" fo:margin-right="0cm" style:line-height-at-least="0.353cm" fo:text-align="start" style:justify-single-word="false" fo:text-indent="0cm" style:auto-text-indent="false" style:writing-mode="lr-tb"/>
      <style:text-properties style:font-name="Tibetan Machine Uni" fo:font-size="12pt" style:font-size-asian="12pt" style:font-size-complex="12pt"/>
    </style:style>
    <style:style style:name="P29" style:family="paragraph" style:parent-style-name="Standard">
      <style:paragraph-properties fo:margin-left="0cm" fo:margin-right="0cm" style:line-height-at-least="0.353cm" fo:text-align="start" style:justify-single-word="false" fo:text-indent="0cm" style:auto-text-indent="false" style:writing-mode="lr-tb"/>
      <style:text-properties officeooo:rsid="000e43e2" officeooo:paragraph-rsid="000e43e2"/>
    </style:style>
    <style:style style:name="T1" style:family="text">
      <style:text-properties fo:color="#000000" style:font-name="Calibri" fo:font-size="16pt" fo:letter-spacing="normal" style:font-size-asian="16pt"/>
    </style:style>
    <style:style style:name="T2" style:family="text">
      <style:text-properties fo:color="#000000" style:font-name="Tibetan Machine Uni" fo:font-size="12pt" fo:letter-spacing="normal" style:text-underline-style="none" fo:font-weight="bold" style:font-size-asian="12pt" style:font-weight-asian="bold" style:font-size-complex="12pt"/>
    </style:style>
    <style:style style:name="T3" style:family="text">
      <style:text-properties fo:color="#000000" style:font-name="Tibetan Machine Uni" fo:font-size="12pt" fo:letter-spacing="normal" style:font-size-asian="12pt" style:font-size-complex="12pt"/>
    </style:style>
    <style:style style:name="T4" style:family="text">
      <style:text-properties fo:color="#000000" style:font-name="Tibetan Machine Uni" fo:font-size="12pt" fo:letter-spacing="normal" style:font-size-asian="12pt" style:font-size-complex="12pt"/>
    </style:style>
    <style:style style:name="T5" style:family="text">
      <style:text-properties fo:color="#000000" style:font-name="Tibetan Machine Uni" fo:font-size="12pt" fo:letter-spacing="normal" fo:font-weight="bold" style:font-size-asian="12pt" style:font-weight-asian="bold" style:font-size-complex="12pt"/>
    </style:style>
    <style:style style:name="T6" style:family="text">
      <style:text-properties fo:color="#000000" style:font-name="Tibetan Machine Uni" fo:font-size="12pt" fo:letter-spacing="normal" fo:font-weight="bold" officeooo:rsid="000e43e2" style:font-size-asian="12pt" style:font-weight-asian="bold" style:font-size-complex="12pt" style:font-weight-complex="bold"/>
    </style:style>
    <style:style style:name="T7" style:family="text">
      <style:text-properties fo:color="#000000" style:font-name="Tibetan Machine Uni" fo:font-size="12pt" fo:letter-spacing="normal" fo:font-weight="bold" style:font-size-asian="12pt" style:font-weight-asian="bold" style:font-size-complex="12pt" style:font-weight-complex="bold"/>
    </style:style>
    <style:style style:name="T8" style:family="text">
      <style:text-properties fo:color="#000000" fo:letter-spacing="normal"/>
    </style:style>
    <style:style style:name="T9" style:family="text">
      <style:text-properties fo:color="#000000" fo:letter-spacing="normal" officeooo:rsid="000b0276"/>
    </style:style>
    <style:style style:name="T10" style:family="text">
      <style:text-properties fo:color="#000000" fo:letter-spacing="normal" officeooo:rsid="000b5ea4"/>
    </style:style>
    <style:style style:name="T11" style:family="text">
      <style:text-properties fo:color="#000000" fo:letter-spacing="normal" officeooo:rsid="000c51b0"/>
    </style:style>
    <style:style style:name="T12" style:family="text">
      <style:text-properties fo:color="#000000" fo:letter-spacing="normal" fo:font-weight="bold" style:font-weight-asian="bold"/>
    </style:style>
    <style:style style:name="T13" style:family="text">
      <style:text-properties fo:color="#000000" fo:letter-spacing="normal" fo:font-weight="bold" officeooo:rsid="000c51b0" style:font-weight-asian="bold"/>
    </style:style>
    <style:style style:name="T14" style:family="text">
      <style:text-properties fo:color="#000000" fo:letter-spacing="normal" fo:font-weight="bold" style:font-weight-asian="bold" style:font-weight-complex="bold"/>
    </style:style>
    <style:style style:name="T15" style:family="text">
      <style:text-properties fo:color="#000000" fo:letter-spacing="normal" officeooo:rsid="000eabf9"/>
    </style:style>
    <style:style style:name="T16" style:family="text">
      <style:text-properties fo:color="#000000" fo:letter-spacing="normal" fo:font-weight="normal" style:font-weight-asian="normal" style:font-weight-complex="normal"/>
    </style:style>
    <style:style style:name="T17" style:family="text">
      <style:text-properties fo:color="#000000" fo:letter-spacing="normal" fo:font-weight="normal" officeooo:rsid="000eabf9" style:font-weight-asian="normal" style:font-weight-complex="normal"/>
    </style:style>
    <style:style style:name="T18" style:family="text">
      <style:text-properties fo:color="#000000" fo:letter-spacing="normal" style:text-underline-style="none" fo:font-weight="bold" style:font-weight-asian="bold"/>
    </style:style>
    <style:style style:name="T19" style:family="text">
      <style:text-properties fo:color="#000000" fo:letter-spacing="normal" style:text-underline-style="none" fo:font-weight="bold" officeooo:rsid="000c51b0" style:font-weight-asian="bold"/>
    </style:style>
    <style:style style:name="T20" style:family="text">
      <style:text-properties fo:color="#000000" fo:letter-spacing="normal" style:text-underline-style="none"/>
    </style:style>
    <style:style style:name="T21" style:family="text">
      <style:text-properties fo:color="#000000" fo:letter-spacing="normal" style:text-underline-style="none" officeooo:rsid="000c51b0"/>
    </style:style>
    <style:style style:name="T22" style:family="text">
      <style:text-properties fo:color="#000000" fo:font-size="12pt" fo:letter-spacing="normal" style:font-size-asian="12pt" style:font-size-complex="12pt"/>
    </style:style>
    <style:style style:name="T23" style:family="text">
      <style:text-properties fo:color="#000000" fo:font-size="12pt" fo:letter-spacing="normal" officeooo:rsid="000b0276" style:font-size-asian="12pt" style:font-size-complex="12pt"/>
    </style:style>
    <style:style style:name="T24" style:family="text">
      <style:text-properties fo:color="#000000" fo:font-size="12pt" fo:letter-spacing="normal" officeooo:rsid="000b5ea4" style:font-size-asian="12pt" style:font-size-complex="12pt"/>
    </style:style>
    <style:style style:name="T25" style:family="text">
      <style:text-properties fo:color="#000000" fo:font-size="12pt" fo:letter-spacing="normal" officeooo:rsid="000c51b0" style:font-size-asian="12pt" style:font-size-complex="12pt"/>
    </style:style>
    <style:style style:name="T26" style:family="text">
      <style:text-properties fo:color="#000000" fo:font-size="12pt" fo:letter-spacing="normal" officeooo:rsid="0016ece3" style:font-size-asian="12pt" style:font-size-complex="12pt"/>
    </style:style>
    <style:style style:name="T27" style:family="text">
      <style:text-properties fo:color="#000000" fo:font-size="12pt" fo:letter-spacing="normal" fo:font-weight="bold" officeooo:rsid="000b0276" style:font-size-asian="12pt" style:font-weight-asian="bold" style:font-size-complex="12pt" style:font-weight-complex="bold"/>
    </style:style>
    <style:style style:name="T28" style:family="text">
      <style:text-properties fo:color="#000000" fo:font-size="12pt" fo:letter-spacing="normal" fo:font-weight="bold" officeooo:rsid="000e43e2" style:font-size-asian="12pt" style:font-weight-asian="bold" style:font-size-complex="12pt" style:font-weight-complex="bold"/>
    </style:style>
    <style:style style:name="T29" style:family="text">
      <style:text-properties fo:color="#000000" fo:font-size="12pt" fo:letter-spacing="normal" fo:font-weight="normal" officeooo:rsid="0016ece3" style:font-size-asian="12pt" style:font-weight-asian="normal" style:font-size-complex="12pt" style:font-weight-complex="normal"/>
    </style:style>
    <style:style style:name="T30" style:family="text">
      <style:text-properties fo:color="#000000" fo:font-size="16pt" fo:letter-spacing="normal" style:font-size-asian="16pt"/>
    </style:style>
    <style:style style:name="T31" style:family="text">
      <style:text-properties fo:color="#0563c1" fo:letter-spacing="normal" style:text-underline-style="solid" style:text-underline-width="auto" style:text-underline-color="font-color"/>
    </style:style>
    <style:style style:name="T32" style:family="text">
      <style:text-properties style:font-name="Tibetan Machine Uni" officeooo:rsid="000b0276"/>
    </style:style>
    <style:style style:name="T33" style:family="text">
      <style:text-properties style:font-name="Tibetan Machine Uni" fo:font-size="12pt" officeooo:rsid="000b0276" style:font-size-asian="12pt" style:font-size-complex="12pt"/>
    </style:style>
    <style:style style:name="T34" style:family="text">
      <style:text-properties style:font-name="Tibetan Machine Uni" fo:font-size="12pt" fo:letter-spacing="normal" style:font-size-asian="12pt" style:font-size-complex="12pt"/>
    </style:style>
    <style:style style:name="T35" style:family="text">
      <style:text-properties fo:font-weight="bold" style:font-weight-asian="bold" style:font-weight-complex="bold"/>
    </style:style>
    <style:style style:name="T36" style:family="text">
      <style:text-properties fo:color="#44546a" fo:letter-spacing="normal" style:text-underline-style="solid" style:text-underline-width="auto" style:text-underline-color="font-color" fo:font-weight="bold" style:font-weight-asian="bold"/>
    </style:style>
    <style:style style:name="T37" style:family="text">
      <style:text-properties officeooo:rsid="000b5ea4"/>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0b5ea4"/>
    </style:style>
    <style:style style:name="T40" style:family="text">
      <style:text-properties fo:letter-spacing="normal"/>
    </style:style>
    <style:style style:name="T41" style:family="text">
      <style:text-properties fo:letter-spacing="normal"/>
    </style:style>
    <style:style style:name="T42" style:family="text">
      <style:text-properties fo:letter-spacing="normal"/>
    </style:style>
    <style:style style:name="T43" style:family="text">
      <style:text-properties fo:letter-spacing="normal" officeooo:rsid="001b3504"/>
    </style:style>
    <style:style style:name="T44" style:family="text">
      <style:text-properties fo:color="#0070c0" style:font-name="Tibetan Machine Uni" fo:font-size="12pt" fo:letter-spacing="normal" officeooo:rsid="000e43e2" style:font-size-asian="12pt" style:font-size-complex="12pt"/>
    </style:style>
    <style:style style:name="T45" style:family="text">
      <style:text-properties fo:color="#bf9000" fo:letter-spacing="normal" style:text-underline-style="solid" style:text-underline-width="auto" style:text-underline-color="font-color"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span text:style-name="T35">BegalBone Board Bringup</text:span> </text:p>
      <text:p text:style-name="P24"/>
      <text:p text:style-name="P25">Directory tree</text:p>
      <text:p text:style-name="P24"><text:tab/><text:span text:style-name="T38">BBB(directory </text:span><text:span text:style-name="T39">structure</text:span><text:span text:style-name="T38">)</text:span></text:p>
      <text:p text:style-name="P22">BBB</text:p>
      <text:p text:style-name="Preformatted_20_Text">|-- <text:span text:style-name="T37">gcc-arm-linux(toolchain)</text:span></text:p>
      <text:p text:style-name="Preformatted_20_Text">| <text:s/></text:p>
      <text:p text:style-name="Preformatted_20_Text">|-- <text:span text:style-name="T37">linux(Kernel source code)</text:span></text:p>
      <text:p text:style-name="Preformatted_20_Text">|</text:p>
      <text:p text:style-name="Preformatted_20_Text">|-- <text:span text:style-name="T37">RFS(RFS source)-Busybox</text:span></text:p>
      <text:p text:style-name="Preformatted_20_Text">|-- </text:p>
      <text:p text:style-name="P23">|-- <text:span text:style-name="T37">U-boot(u-boot source)</text:span></text:p>
      <text:p text:style-name="P24"><text:span text:style-name="T37">1</text:span>. To build Kernel and boot image for Begalbone on x86 pc we need toolchain for cross compilation</text:p>
      <text:p text:style-name="P26"><text:span text:style-name="T32">2</text:span><text:span text:style-name="T33">. </text:span><text:span text:style-name="T2">Download toolchain for cross-compilation:</text:span></text:p>
      <text:p text:style-name="P2"><text:span text:style-name="T31">http://releases.linaro.org/components/toolchain/binaries/7.4-2019.02/arm-linux-gnueabihf/gcc-linaro-7.4.1-2019.02-x86_64_arm-linux-gnueabihf.tar.xz</text:span></text:p>
      <text:p text:style-name="P2"/>
      <text:p text:style-name="P2"><text:span text:style-name="T8">$ sudo <text:s/>tar <text:s/>xvf <text:s/>gcc-linaro-7.4.1-2019.02-x86_64_arm-linux-gnueabihf.tar.xz <text:s/>-C <text:s/>/</text:span><text:span text:style-name="T11">path to </text:span><text:span text:style-name="T10">BBB</text:span><text:span text:style-name="T8">/</text:span><text:span text:style-name="T9">(any directory is ok)</text:span></text:p>
      <text:p text:style-name="P2"><text:span text:style-name="T8">$ cd /</text:span><text:span text:style-name="T10">BBB</text:span><text:span text:style-name="T8">/ </text:span><text:span text:style-name="T9">(move to downloaded directory)</text:span></text:p>
      <text:p text:style-name="P2"><text:span text:style-name="T8">$ sudo mv gcc-linaro-7.4.1-2019.02-x86_64_arm-linux-gnueabihf gcc-arm-linux</text:span><text:span text:style-name="T9">(renaming long name to small for convience)</text:span></text:p>
      <text:p text:style-name="P13"><text:span text:style-name="T8">Toolchain </text:span><text:span text:style-name="T9">P</text:span><text:span text:style-name="T8">ATH Setup</text:span></text:p>
      <text:p text:style-name="P11"><text:span text:style-name="T8">PATH environment variable can be updated in two ways.</text:span></text:p>
      <text:p text:style-name="P11"><text:span text:style-name="T8">1. By appending toolchain path in ~/.bashrc (permenant)</text:span></text:p>
      <text:p text:style-name="P15"><text:span text:style-name="T29">2. </text:span><text:span text:style-name="T22">$ export PATH=$PATH:/</text:span><text:span text:style-name="T25">path to </text:span><text:span text:style-name="T24">BBB</text:span><text:span text:style-name="T23">(give your directory name)</text:span><text:span text:style-name="T22">/gcc-arm-linux</text:span><text:span text:style-name="T30">/</text:span><text:span text:style-name="T23">bin (Path for toolchain) </text:span><text:span text:style-name="T26">(temporary only for present terminal)</text:span></text:p>
      <text:p text:style-name="P14"><text:span text:style-name="T23"/></text:p>
      <text:p text:style-name="P14"><text:span text:style-name="T28">3. </text:span><text:span text:style-name="T27">Bootloader Building:</text:span></text:p>
      <text:p text:style-name="P16"><text:span text:style-name="T22">We need bootloader for triggering kernel</text:span></text:p>
      <text:p text:style-name="P4"><text:span text:style-name="T36">Command to download and build the u-boot code:</text:span></text:p>
      <text:p text:style-name="P2"/>
      <text:p text:style-name="P2"><text:soft-page-break/><text:span text:style-name="T8">$ git clone git://git.denx.de/u-boot.git </text:span><text:span text:style-name="T10">in BBB</text:span></text:p>
      <text:p text:style-name="P2"><text:span text:style-name="T8">$ cd u-boot</text:span></text:p>
      <text:p text:style-name="P2"><text:span text:style-name="T8">$ make ARCH=arm CROSS_COMPILE=arm-linux-gnueabihf- <text:s/>am335x_evm_defconfig</text:span></text:p>
      <text:p text:style-name="P2"><text:span text:style-name="T8">$ make ARCH=arm CROSS_COMPILE=arm-linux-gnueabihf-</text:span></text:p>
      <text:p text:style-name="P5"><text:span text:style-name="T8">4. Building Kernel Image</text:span></text:p>
      <text:p text:style-name="P5"><text:span text:style-name="T8">$ git clone </text:span><text:a xlink:type="simple" xlink:href="https://github.com/beagleboard/linux.git" text:style-name="Internet_20_link" text:visited-style-name="Visited_20_Internet_20_Link">https://github.com/beagleboard/linux.git</text:a><text:span text:style-name="T8"> in BBB</text:span></text:p>
      <text:p text:style-name="P2"><text:span text:style-name="T8">$ cd linux</text:span></text:p>
      <text:p text:style-name="P2"><text:span text:style-name="T8">$ sudo make ARCH=arm CROSS_COMPILE=arm-linux-gnueabihf- bb.org_defconfig</text:span></text:p>
      <text:p text:style-name="P2"/>
      <text:p text:style-name="P2"><text:span text:style-name="T8">Then compile the kernel.</text:span></text:p>
      <text:p text:style-name="P2"/>
      <text:p text:style-name="P2"><text:span text:style-name="T8">$ sudo make ARCH=arm CROSS_COMPILE=arm-linux-gnueabihf- uImage dtbs LOADADDR=0x80008000 -j4</text:span></text:p>
      <text:p text:style-name="P2"><text:span text:style-name="T8">Then run below command:</text:span><text:span text:style-name="T11">(in same directory)</text:span></text:p>
      <text:p text:style-name="P2"><text:span text:style-name="T8">$ sudo make ARCH=arm CROSS_COMPILE=arm-linux-gnueabihf- <text:s/>-j4 modules</text:span></text:p>
      <text:p text:style-name="P6"><text:span text:style-name="T8">4. </text:span><text:span text:style-name="T14">Create a RFS using Busybox:</text:span></text:p>
      <text:p text:style-name="P12"><text:span text:style-name="T20">Download the Busybox source fro</text:span><text:span text:style-name="T21">m below link</text:span></text:p>
      <text:p text:style-name="P17"><text:a xlink:type="simple" xlink:href="https://busybox.net/downloads/busybox-1.24.1.tar.bz2" text:style-name="Internet_20_link" text:visited-style-name="Visited_20_Internet_20_Link"><text:span text:style-name="T40">https://busybox.net/downloads/busybox-1.24.1.tar.bz2</text:span></text:a></text:p>
      <text:p text:style-name="P2"><text:span text:style-name="T8">make ARCH=arm CROSS_COMPILE=arm-linux-gnueabihf- defconfig</text:span></text:p>
      <text:p text:style-name="P2"><text:span text:style-name="T8">$ make ARCH=arm CRSOO_COMPILE=arm-linux-gnueabihf- menuconfig</text:span></text:p>
      <text:p text:style-name="P2"><text:span text:style-name="T8"/></text:p>
      <text:p text:style-name="P2"><text:span text:style-name="T8">Select Busybox Settings -&gt; Build Options -&gt; Build Busybox as a static binary (no shared libs). </text:span></text:p>
      <text:p text:style-name="P2"><text:span text:style-name="T8">Press y for selecting that option and save it. </text:span></text:p>
      <text:p text:style-name="P7">5. <text:span text:style-name="T35">Setting up SD card:</text:span></text:p>
      <text:p text:style-name="P7"><text:tab/>Install Gparted tool(For formatting sd card)</text:p>
      <text:p text:style-name="P7"><text:span text:style-name="T8">For deploying kernel from sd card, we need to format it and place the files accordingly. For this process, “Gparted” tool is needed. </text:span></text:p>
      <text:p text:style-name="P2"><text:soft-page-break/><text:span text:style-name="T8">Install Gparted by the following command.</text:span></text:p>
      <text:p text:style-name="P2"><text:span text:style-name="T8">$ sudo apt-get install gparted</text:span></text:p>
      <text:p text:style-name="P2"/>
      <text:p text:style-name="P2"><text:span text:style-name="T8">Insert your sd card by means of card reader and open Gparted. Select your sd card from the top right corner. it will be something like this, “/dev/sdb”</text:span></text:p>
      <text:p text:style-name="P2"><text:span text:style-name="T8">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span></text:p>
      <text:p text:style-name="P2"/>
      <text:p text:style-name="P1"><text:span text:style-name="T3">New size: 50MB<text:tab/><text:tab/><text:tab/><text:tab/><text:tab/></text:span><text:span text:style-name="T5">Created folder is /media/user1/BOOT</text:span></text:p>
      <text:p text:style-name="P2"><text:span text:style-name="T8">File System: FAT32</text:span></text:p>
      <text:p text:style-name="P2"><text:span text:style-name="T8">Label: BOOT</text:span></text:p>
      <text:p text:style-name="P2"><text:span text:style-name="T8">Click Add button. Then, create another partition for storing RFS by entering the options below</text:span></text:p>
      <text:p text:style-name="P2"><text:span text:style-name="T8"/></text:p>
      <text:p text:style-name="P1"><text:span text:style-name="T3">New Size: 1000MB<text:tab/><text:tab/><text:tab/><text:tab/></text:span><text:span text:style-name="T6">C</text:span><text:span text:style-name="T5">reated folder is /media/user1/RFS</text:span></text:p>
      <text:p text:style-name="P2"><text:span text:style-name="T8">File System: EXT4</text:span></text:p>
      <text:p text:style-name="P2"><text:span text:style-name="T8">Label: RFS</text:span></text:p>
      <text:p text:style-name="P2"/>
      <text:p text:style-name="P2"><text:span text:style-name="T8">Finally, click the green tick mark at the menu bar. The partition will be created and you can see two partitions created as BOOT and RFS.</text:span></text:p>
      <text:p text:style-name="P2"><text:span text:style-name="T8"/></text:p>
      <text:p text:style-name="P7"><text:span text:style-name="T8">6. </text:span><text:span text:style-name="T14">Files need to be copied in BOOT folder of SDcard</text:span></text:p>
      <text:p text:style-name="P7"><text:span text:style-name="T8">Copy u-boot.img and MLO from u-boot source main directory to /media/user1/BOOT</text:span></text:p>
      <text:p text:style-name="P19"><text:soft-page-break/><text:span text:style-name="T40">After compiling you can find the image files in “arch/arm/boot/” directory. Copy “uImage” file from this directory and also “am335x-boneblack.dtb” file from “arch/arm/boot/dts/” directory and uEnv.txt to the /media/user1/BOOT partition.</text:span></text:p>
      <text:p text:style-name="P20"/>
      <text:p text:style-name="P20"><text:span text:style-name="T40">Then, create a file named as “uEnv.txt” in BOOT partition and copy the following code to it.</text:span></text:p>
      <text:p text:style-name="P20"><text:span text:style-name="T40"><text:tab/>console=ttyS0,115200n8</text:span></text:p>
      <text:p text:style-name="P20"><text:span text:style-name="T40"><text:tab/>netargs=setenv bootargs console=ttyO0,115200n8 root=/dev/mmcblk0p2 rw <text:tab/>rootfstype=ext4 rootwait debug earlyprintk mem=512M</text:span></text:p>
      <text:p text:style-name="P20"><text:span text:style-name="T40"><text:tab/>netboot=echo Booting from microSD ...; setenv autoload no ; load mmc <text:tab/>0:1 ${loadaddr} uImage ; load mmc 0:1 ${fdtaddr} am335x-<text:tab/>boneblack.dtb ; run netargs ; bootm ${loadaddr} - ${fdtaddr}</text:span></text:p>
      <text:p text:style-name="P21"><text:span text:style-name="T34"><text:tab/>uenvcmd=run netboot</text:span></text:p>
      <text:p text:style-name="P1"><text:span text:style-name="T44"/></text:p>
      <text:p text:style-name="P18"><text:span text:style-name="T3">7. </text:span><text:span text:style-name="T7">Files need to be created in RFS folder of Sdcard:</text:span></text:p>
      <text:p text:style-name="P10"><text:span text:style-name="T15">below commands must be run in linux folder</text:span></text:p>
      <text:p text:style-name="P10"><text:span text:style-name="T15"/></text:p>
      <text:p text:style-name="P7"><text:span text:style-name="T16">$ </text:span><text:span text:style-name="T17">sudo </text:span><text:span text:style-name="T16">mkdir /media/user1/RFS/lib</text:span><text:span text:style-name="T14"> <text:s/></text:span></text:p>
      <text:p text:style-name="P2"><text:span text:style-name="T8">$ sudo make ARCH=arm CROSS_COMPILE=arm-linux-gnueabihf- INSTALL_MOD_PATH=/media/user1/RFS/ modules_install</text:span></text:p>
      <text:p text:style-name="P10"><text:span text:style-name="T15">below commands must be run in busy box folder</text:span></text:p>
      <text:p text:style-name="P2"><text:span text:style-name="T15">$ sudo </text:span><text:span text:style-name="T8">make ARCH=arm CROSS_COMPILE=arm-linux-gnueabihf- CONFIG_PREFIX=/media/user1/RFS install</text:span></text:p>
      <text:p text:style-name="P3"><text:span text:style-name="T15"/></text:p>
      <text:p text:style-name="P9"><text:span text:style-name="T15">Run these commands in RFS folder using sudo</text:span></text:p>
      <text:p text:style-name="P2"><text:span text:style-name="T8">$ cd /media/user1/RFS</text:span></text:p>
      <text:p text:style-name="P2"><text:span text:style-name="T8">$ mkdir dev</text:span></text:p>
      <text:p text:style-name="P2"><text:span text:style-name="T8">$ mknod dev/console c 5 1</text:span></text:p>
      <text:p text:style-name="P2"><text:span text:style-name="T8">$ mknod dev/null c 1 3</text:span></text:p>
      <text:p text:style-name="P2"><text:soft-page-break/><text:span text:style-name="T8">$ mknod dev/zero c 1 5</text:span></text:p>
      <text:p text:style-name="P2"><text:span text:style-name="T8">$ mkdir usr/lib</text:span></text:p>
      <text:p text:style-name="P2"><text:span text:style-name="T8">$ rsync -a /</text:span><text:span text:style-name="T15">toolchain path</text:span><text:span text:style-name="T8">/arm-linux-gnueabihf/lib/ ./lib/</text:span></text:p>
      <text:p text:style-name="P2"><text:span text:style-name="T8">$ rsync -a /</text:span><text:span text:style-name="T15">toolchain path</text:span><text:span text:style-name="T8">/arm-linux-gnueabihf/lib/ ./usr/lib/</text:span></text:p>
      <text:p text:style-name="P2"><text:span text:style-name="T8">$ mkdir proc sys root</text:span></text:p>
      <text:p text:style-name="P2"><text:span text:style-name="T1"><text:s/></text:span><text:span text:style-name="T15">$ </text:span><text:span text:style-name="T8">mkdir etc</text:span></text:p>
      <text:p text:style-name="P2"><text:span text:style-name="T8"/></text:p>
      <text:p text:style-name="P2"><text:span text:style-name="T8">Create file "etc/inittab" with below commands </text:span><text:span text:style-name="T15">and add below text</text:span><text:span text:style-name="T8">:</text:span></text:p>
      <text:p text:style-name="P2"><text:span text:style-name="T8">null::sysinit:/bin/mount -a</text:span></text:p>
      <text:p text:style-name="P2"><text:span text:style-name="T8">null::sysinit:/bin/hostname -F /etc/hostname</text:span></text:p>
      <text:p text:style-name="P2"><text:span text:style-name="T8">null::respawn:/bin/cttyhack /bin/login root</text:span></text:p>
      <text:p text:style-name="P2"><text:span text:style-name="T8">null::restart:/sbin/reboot</text:span></text:p>
      <text:p text:style-name="P2"/>
      <text:p text:style-name="P2"><text:span text:style-name="T8">Create another file called “etc/fstab” and populate it </text:span><text:span text:style-name="T15">with below text</text:span><text:span text:style-name="T8">. This file will mount the virtual file systems.</text:span></text:p>
      <text:p text:style-name="P2"><text:span text:style-name="T8">proc <text:s/>/proc proc <text:s/>defaults <text:s/>0 0</text:span></text:p>
      <text:p text:style-name="P2"><text:span text:style-name="T8">sysfs /sys <text:s/>sysfs defaults <text:s/>0 0</text:span></text:p>
      <text:p text:style-name="P2"/>
      <text:p text:style-name="P2"><text:span text:style-name="T8">Create file "etc/hostname" </text:span><text:span text:style-name="T15">and add below text </text:span><text:span text:style-name="T8">:</text:span></text:p>
      <text:p text:style-name="P2"><text:span text:style-name="T8">Mirafra</text:span></text:p>
      <text:p text:style-name="P2"/>
      <text:p text:style-name="P2"><text:span text:style-name="T8">Create file "etc/passwd" </text:span><text:span text:style-name="T15">and add below text</text:span><text:span text:style-name="T8">:</text:span></text:p>
      <text:p text:style-name="P2"><text:span text:style-name="T8">root::0:0:root:/root:/bin/sh</text:span></text:p>
      <text:p text:style-name="P2"/>
      <text:p text:style-name="P8">Install Minicom(sudo apt-get install minicom)</text:p>
      <text:p text:style-name="P2"><text:span text:style-name="T8">Open Terminal and launch “minicom” application</text:span></text:p>
      <text:p text:style-name="P2"><text:span text:style-name="T15"/></text:p>
      <text:p text:style-name="P8"><text:span text:style-name="T8">$ dmesg and get usb name(eg:ttyUSB0)</text:span></text:p>
      <text:p text:style-name="P8"><text:span text:style-name="T8"/></text:p>
      <text:p text:style-name="P8"><text:span text:style-name="T8"/></text:p>
      <text:p text:style-name="P8"><text:soft-page-break/><text:span text:style-name="T8">$ sudo minicom -s</text:span></text:p>
      <text:p text:style-name="P8"><text:span text:style-name="T8">make changes in minicom</text:span></text:p>
      <text:p text:style-name="P8"><text:span text:style-name="T8"><text:tab/>goto serial port setup press Enter</text:span></text:p>
      <text:p text:style-name="P8"><text:span text:style-name="T8"><text:tab/>make change in serial device(eg:/dev/ttyUSB0) and </text:span></text:p>
      <text:p text:style-name="P8"><text:span text:style-name="T8"><text:tab/>Hardware flow control:No </text:span></text:p>
      <text:p text:style-name="P8"><text:span text:style-name="T8"><text:tab/>save the changes as dfl and then exit</text:span></text:p>
      <text:p text:style-name="P2"/>
      <text:p text:style-name="P2"><text:span text:style-name="T8">Now, <text:s/>eject your SD card and insert into the device, connect serial tool to BBB to see booting process and then give the power supply to the board.</text:span></text:p>
      <text:p text:style-name="P2"/>
      <text:p text:style-name="P2"><text:span text:style-name="T45">Reference:</text:span></text:p>
      <text:p text:style-name="P2"><text:span text:style-name="T31">https://embedjournal.com/kernel-compilation-beaglebone-black/</text:span></text:p>
      <text:p text:style-name="P2"><text:span text:style-name="T31">https://embedjournal.com/custom-rfs-beaglebone-black/</text:span></text:p>
      <text:p text:style-name="P28"><text:span text:style-name="T8"/></text:p>
      <text:p text:style-name="P28"><text:span text:style-name="T8"/></text:p>
      <text:p text:style-name="P28"><text:span text:style-name="T8"/></text:p>
      <text:p text:style-name="P2"><text:span text:style-name="T8"/></text:p>
      <text:p text:style-name="P29"><text:span text:style-name="T7"/></text:p>
      <text:p text:style-name="P2"><text:span text:style-name="T8"/></text:p>
      <text:p text:style-name="P2"/>
      <text:p text:style-name="P27"><text:span text:style-name="T22"/></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1" svg:font-family="Calibri" style:font-pitch="variable"/>
    <style:font-face style:name="Tibetan Machine Uni" svg:font-family="'Tibetan Machine Uni'"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9T12:20:29.152083498</meta:creation-date>
    <dc:date>2020-01-09T14:36:07.325858696</dc:date>
    <meta:editing-duration>PT1H8M27S</meta:editing-duration>
    <meta:editing-cycles>4</meta:editing-cycles>
    <meta:generator>LibreOffice/6.3.2.2$Linux_X86_64 LibreOffice_project/30$Build-2</meta:generator>
    <meta:document-statistic meta:table-count="0" meta:image-count="0" meta:object-count="0" meta:page-count="6" meta:paragraph-count="108" meta:word-count="831" meta:character-count="6041" meta:non-whitespace-character-count="5270"/>
  </office:meta>
</office:document-meta>
</file>